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 table:number-rows-repeated="3">
          <table:table-cell table:number-columns-repeated="1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MAPE</text:p>
          </table:table-cell>
          <table:covered-table-cell table:style-name="ce2" office:value-type="string" calcext:value-type="string">
            <text:p>MAPE</text:p>
          </table:covered-table-cell>
          <table:covered-table-cell table:number-columns-repeated="2" table:style-name="ce6"/>
          <table:covered-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343706690278033" calcext:value-type="float">
            <text:p>0.034370669027803</text:p>
          </table:table-cell>
          <table:table-cell office:value-type="float" office:value="0.0286846136244513" calcext:value-type="float">
            <text:p>0.028684613624451</text:p>
          </table:table-cell>
          <table:table-cell office:value-type="float" office:value="0.0272254189599295" calcext:value-type="float">
            <text:p>0.02722541895993</text:p>
          </table:table-cell>
          <table:table-cell office:value-type="float" office:value="0.0223763823709777" calcext:value-type="float">
            <text:p>0.0223763823709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100466793835456" calcext:value-type="float">
            <text:p>0.100466793835456</text:p>
          </table:table-cell>
          <table:table-cell office:value-type="float" office:value="0.0818470090671486" calcext:value-type="float">
            <text:p>0.081847009067149</text:p>
          </table:table-cell>
          <table:table-cell office:value-type="float" office:value="0.0404514580572181" calcext:value-type="float">
            <text:p>0.040451458057218</text:p>
          </table:table-cell>
          <table:table-cell office:value-type="float" office:value="0.100275594165794" calcext:value-type="float">
            <text:p>0.1002755941657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0802289235148821" calcext:value-type="float">
            <text:p>0.080228923514882</text:p>
          </table:table-cell>
          <table:table-cell office:value-type="float" office:value="0.064155973437226" calcext:value-type="float">
            <text:p>0.064155973437226</text:p>
          </table:table-cell>
          <table:table-cell office:value-type="float" office:value="0.0922554788089229" calcext:value-type="float">
            <text:p>0.092255478808923</text:p>
          </table:table-cell>
          <table:table-cell office:value-type="float" office:value="0.0804093758150767" calcext:value-type="float">
            <text:p>0.0804093758150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0853104186888883" calcext:value-type="float">
            <text:p>0.085310418688888</text:p>
          </table:table-cell>
          <table:table-cell office:value-type="float" office:value="0.0684986378875791" calcext:value-type="float">
            <text:p>0.068498637887579</text:p>
          </table:table-cell>
          <table:table-cell office:value-type="float" office:value="0.0635274314918262" calcext:value-type="float">
            <text:p>0.063527431491826</text:p>
          </table:table-cell>
          <table:table-cell office:value-type="float" office:value="0.0512757460309844" calcext:value-type="float">
            <text:p>0.0512757460309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0859388387356552" calcext:value-type="float">
            <text:p>0.008593883873566</text:p>
          </table:table-cell>
          <table:table-cell office:value-type="float" office:value="0.00963898864758763" calcext:value-type="float">
            <text:p>0.009638988647588</text:p>
          </table:table-cell>
          <table:table-cell office:value-type="float" office:value="0.012715909825137" calcext:value-type="float">
            <text:p>0.012715909825137</text:p>
          </table:table-cell>
          <table:table-cell office:value-type="float" office:value="0.00686386680234059" calcext:value-type="float">
            <text:p>0.0068638668023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0687844359660697" calcext:value-type="float">
            <text:p>0.06878443596607</text:p>
          </table:table-cell>
          <table:table-cell office:value-type="float" office:value="0.0679408899055377" calcext:value-type="float">
            <text:p>0.067940889905538</text:p>
          </table:table-cell>
          <table:table-cell office:value-type="float" office:value="0.0753964275949433" calcext:value-type="float">
            <text:p>0.075396427594943</text:p>
          </table:table-cell>
          <table:table-cell office:value-type="float" office:value="0.0740596499053097" calcext:value-type="float">
            <text:p>0.074059649905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124061633174577" calcext:value-type="float">
            <text:p>0.124061633174577</text:p>
          </table:table-cell>
          <table:table-cell office:value-type="float" office:value="0.0776471557259273" calcext:value-type="float">
            <text:p>0.077647155725927</text:p>
          </table:table-cell>
          <table:table-cell office:value-type="float" office:value="0.079502473929148" calcext:value-type="float">
            <text:p>0.079502473929148</text:p>
          </table:table-cell>
          <table:table-cell office:value-type="float" office:value="0.0750151810031124" calcext:value-type="float">
            <text:p>0.0750151810031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176695808631328" calcext:value-type="float">
            <text:p>0.176695808631328</text:p>
          </table:table-cell>
          <table:table-cell office:value-type="float" office:value="0.101477552184089" calcext:value-type="float">
            <text:p>0.101477552184089</text:p>
          </table:table-cell>
          <table:table-cell office:value-type="float" office:value="0.12520644327815" calcext:value-type="float">
            <text:p>0.12520644327815</text:p>
          </table:table-cell>
          <table:table-cell office:value-type="float" office:value="0.0912414281957102" calcext:value-type="float">
            <text:p>0.091241428195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0487812274900492" calcext:value-type="float">
            <text:p>0.048781227490049</text:p>
          </table:table-cell>
          <table:table-cell office:value-type="float" office:value="0.0497154904299446" calcext:value-type="float">
            <text:p>0.049715490429945</text:p>
          </table:table-cell>
          <table:table-cell office:value-type="float" office:value="0.0564281102631531" calcext:value-type="float">
            <text:p>0.056428110263153</text:p>
          </table:table-cell>
          <table:table-cell office:value-type="float" office:value="0.0440008816619531" calcext:value-type="float">
            <text:p>0.0440008816619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68781563667632" calcext:value-type="float">
            <text:p>0.268781563667632</text:p>
          </table:table-cell>
          <table:table-cell office:value-type="float" office:value="0.294560448106404" calcext:value-type="float">
            <text:p>0.294560448106404</text:p>
          </table:table-cell>
          <table:table-cell office:value-type="float" office:value="0.285394867959541" calcext:value-type="float">
            <text:p>0.285394867959541</text:p>
          </table:table-cell>
          <table:table-cell office:value-type="float" office:value="0.308714951640863" calcext:value-type="float">
            <text:p>0.3087149516408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103850593265547" calcext:value-type="float">
            <text:p>0.103850593265547</text:p>
          </table:table-cell>
          <table:table-cell office:value-type="float" office:value="0.0828467930228799" calcext:value-type="float">
            <text:p>0.08284679302288</text:p>
          </table:table-cell>
          <table:table-cell office:value-type="float" office:value="0.0997226350450225" calcext:value-type="float">
            <text:p>0.099722635045023</text:p>
          </table:table-cell>
          <table:table-cell office:value-type="float" office:value="0.0974388363479202" calcext:value-type="float">
            <text:p>0.097438836347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0540175352234395" calcext:value-type="float">
            <text:p>0.05401753522344</text:p>
          </table:table-cell>
          <table:table-cell office:value-type="float" office:value="0.0395272375995288" calcext:value-type="float">
            <text:p>0.039527237599529</text:p>
          </table:table-cell>
          <table:table-cell office:value-type="float" office:value="0.043723363478858" calcext:value-type="float">
            <text:p>0.043723363478858</text:p>
          </table:table-cell>
          <table:table-cell office:value-type="float" office:value="0.0434860620564247" calcext:value-type="float">
            <text:p>0.043486062056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157568900753245" calcext:value-type="float">
            <text:p>0.015756890075325</text:p>
          </table:table-cell>
          <table:table-cell office:value-type="float" office:value="0.0146322968465564" calcext:value-type="float">
            <text:p>0.014632296846556</text:p>
          </table:table-cell>
          <table:table-cell office:value-type="float" office:value="0.0149093505857435" calcext:value-type="float">
            <text:p>0.014909350585744</text:p>
          </table:table-cell>
          <table:table-cell office:value-type="float" office:value="0.0135713036963802" calcext:value-type="float">
            <text:p>0.013571303696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216892709709318" calcext:value-type="float">
            <text:p>0.021689270970932</text:p>
          </table:table-cell>
          <table:table-cell office:value-type="float" office:value="0.0268942181074651" calcext:value-type="float">
            <text:p>0.026894218107465</text:p>
          </table:table-cell>
          <table:table-cell office:value-type="float" office:value="0.0240091852348206" calcext:value-type="float">
            <text:p>0.024009185234821</text:p>
          </table:table-cell>
          <table:table-cell office:value-type="float" office:value="0.0221379943452859" calcext:value-type="float">
            <text:p>0.0221379943452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136623264288017" calcext:value-type="float">
            <text:p>0.013662326428802</text:p>
          </table:table-cell>
          <table:table-cell office:value-type="float" office:value="0.0163639766608454" calcext:value-type="float">
            <text:p>0.016363976660845</text:p>
          </table:table-cell>
          <table:table-cell office:value-type="float" office:value="0.0175550951875493" calcext:value-type="float">
            <text:p>0.017555095187549</text:p>
          </table:table-cell>
          <table:table-cell office:value-type="float" office:value="0.0265804639678558" calcext:value-type="float">
            <text:p>0.0265804639678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176425021240295" calcext:value-type="float">
            <text:p>0.01764250212403</text:p>
          </table:table-cell>
          <table:table-cell office:value-type="float" office:value="0.0165377070274816" calcext:value-type="float">
            <text:p>0.016537707027482</text:p>
          </table:table-cell>
          <table:table-cell office:value-type="float" office:value="0.0162265666354242" calcext:value-type="float">
            <text:p>0.016226566635424</text:p>
          </table:table-cell>
          <table:table-cell office:value-type="float" office:value="0.0209438949696238" calcext:value-type="float">
            <text:p>0.0209438949696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19651698561454" calcext:value-type="float">
            <text:p>0.019651698561454</text:p>
          </table:table-cell>
          <table:table-cell office:value-type="float" office:value="0.017095894266166" calcext:value-type="float">
            <text:p>0.017095894266166</text:p>
          </table:table-cell>
          <table:table-cell office:value-type="float" office:value="0.0208430734778178" calcext:value-type="float">
            <text:p>0.020843073477818</text:p>
          </table:table-cell>
          <table:table-cell office:value-type="float" office:value="0.0178371922735272" calcext:value-type="float">
            <text:p>0.01783719227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0652434908685483" calcext:value-type="float">
            <text:p>0.065243490868548</text:p>
          </table:table-cell>
          <table:table-cell office:value-type="float" office:value="0.0701008778295153" calcext:value-type="float">
            <text:p>0.070100877829515</text:p>
          </table:table-cell>
          <table:table-cell office:value-type="float" office:value="0.119242187695139" calcext:value-type="float">
            <text:p>0.119242187695139</text:p>
          </table:table-cell>
          <table:table-cell office:value-type="float" office:value="0.0663161666877539" calcext:value-type="float">
            <text:p>0.06631616668775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342997022566543" calcext:value-type="float">
            <text:p>0.342997022566543</text:p>
          </table:table-cell>
          <table:table-cell office:value-type="float" office:value="0.0284397895191597" calcext:value-type="float">
            <text:p>0.02843978951916</text:p>
          </table:table-cell>
          <table:table-cell office:value-type="float" office:value="0.0346954537060769" calcext:value-type="float">
            <text:p>0.034695453706077</text:p>
          </table:table-cell>
          <table:table-cell office:value-type="float" office:value="0.0675102367257622" calcext:value-type="float">
            <text:p>0.06751023672576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:.C27])" office:value-type="float" office:value="0.0750266676343123" calcext:value-type="float">
            <text:p>0.075026667634312</text:p>
          </table:table-cell>
          <table:table-cell table:style-name="ce2" table:formula="of:=AVERAGE([.D6:.D27])" office:value-type="float" office:value="0.0525729795407043" calcext:value-type="float">
            <text:p>0.052572979540704</text:p>
          </table:table-cell>
          <table:table-cell table:style-name="ce2" table:formula="of:=AVERAGE([.E6:.E27])" office:value-type="float" office:value="0.0567741332370191" calcext:value-type="float">
            <text:p>0.056774133237019</text:p>
          </table:table-cell>
          <table:table-cell table:style-name="ce2" table:formula="of:=AVERAGE([.F6:.F27])" office:value-type="float" office:value="0.0559116003937571" calcext:value-type="float">
            <text:p>0.055911600393757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uTheils</text:p>
          </table:table-cell>
          <table:covered-table-cell table:style-name="ce1"/>
          <table:covered-table-cell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251232660398285" calcext:value-type="float">
            <text:p>0.251232660398285</text:p>
          </table:table-cell>
          <table:table-cell office:value-type="float" office:value="0.347703407816357" calcext:value-type="float">
            <text:p>0.347703407816357</text:p>
          </table:table-cell>
          <table:table-cell office:value-type="float" office:value="0.274333670669269" calcext:value-type="float">
            <text:p>0.274333670669269</text:p>
          </table:table-cell>
          <table:table-cell office:value-type="float" office:value="0.221717533173617" calcext:value-type="float">
            <text:p>0.22171753317361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348610765797572" calcext:value-type="float">
            <text:p>0.348610765797572</text:p>
          </table:table-cell>
          <table:table-cell office:value-type="float" office:value="0.341022212488833" calcext:value-type="float">
            <text:p>0.341022212488833</text:p>
          </table:table-cell>
          <table:table-cell office:value-type="float" office:value="0.385277411621095" calcext:value-type="float">
            <text:p>0.385277411621095</text:p>
          </table:table-cell>
          <table:table-cell office:value-type="float" office:value="0.455202852092414" calcext:value-type="float">
            <text:p>0.45520285209241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253030039739725" calcext:value-type="float">
            <text:p>0.253030039739725</text:p>
          </table:table-cell>
          <table:table-cell office:value-type="float" office:value="0.241823826566039" calcext:value-type="float">
            <text:p>0.241823826566039</text:p>
          </table:table-cell>
          <table:table-cell office:value-type="float" office:value="0.266157016864629" calcext:value-type="float">
            <text:p>0.266157016864629</text:p>
          </table:table-cell>
          <table:table-cell office:value-type="float" office:value="0.245244390326777" calcext:value-type="float">
            <text:p>0.2452443903267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277938872725718" calcext:value-type="float">
            <text:p>0.277938872725718</text:p>
          </table:table-cell>
          <table:table-cell office:value-type="float" office:value="0.307618327618897" calcext:value-type="float">
            <text:p>0.307618327618897</text:p>
          </table:table-cell>
          <table:table-cell office:value-type="float" office:value="0.261868343761114" calcext:value-type="float">
            <text:p>0.261868343761114</text:p>
          </table:table-cell>
          <table:table-cell office:value-type="float" office:value="0.276062359496783" calcext:value-type="float">
            <text:p>0.2760623594967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053142866043255" calcext:value-type="float">
            <text:p>0.053142866043255</text:p>
          </table:table-cell>
          <table:table-cell office:value-type="float" office:value="0.0582308012577821" calcext:value-type="float">
            <text:p>0.058230801257782</text:p>
          </table:table-cell>
          <table:table-cell office:value-type="float" office:value="0" calcext:value-type="float">
            <text:p>0</text:p>
          </table:table-cell>
          <table:table-cell office:value-type="float" office:value="0.0553122679077897" calcext:value-type="float">
            <text:p>0.055312267907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243623303531047" calcext:value-type="float">
            <text:p>0.243623303531047</text:p>
          </table:table-cell>
          <table:table-cell office:value-type="float" office:value="0.304225544889939" calcext:value-type="float">
            <text:p>0.304225544889939</text:p>
          </table:table-cell>
          <table:table-cell office:value-type="float" office:value="0.246947200891652" calcext:value-type="float">
            <text:p>0.246947200891652</text:p>
          </table:table-cell>
          <table:table-cell office:value-type="float" office:value="0.288142140730923" calcext:value-type="float">
            <text:p>0.2881421407309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257902439246083" calcext:value-type="float">
            <text:p>0.257902439246083</text:p>
          </table:table-cell>
          <table:table-cell office:value-type="float" office:value="0.253988808360327" calcext:value-type="float">
            <text:p>0.253988808360327</text:p>
          </table:table-cell>
          <table:table-cell office:value-type="float" office:value="0.250335222075514" calcext:value-type="float">
            <text:p>0.250335222075514</text:p>
          </table:table-cell>
          <table:table-cell office:value-type="float" office:value="0.262843336319186" calcext:value-type="float">
            <text:p>0.2628433363191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28212955275201" calcext:value-type="float">
            <text:p>0.28212955275201</text:p>
          </table:table-cell>
          <table:table-cell office:value-type="float" office:value="0.325261000052467" calcext:value-type="float">
            <text:p>0.325261000052467</text:p>
          </table:table-cell>
          <table:table-cell office:value-type="float" office:value="0.289685175757092" calcext:value-type="float">
            <text:p>0.289685175757092</text:p>
          </table:table-cell>
          <table:table-cell office:value-type="float" office:value="0.312197733599698" calcext:value-type="float">
            <text:p>0.3121977335996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24906710087344" calcext:value-type="float">
            <text:p>0.24906710087344</text:p>
          </table:table-cell>
          <table:table-cell office:value-type="float" office:value="0.258855024000551" calcext:value-type="float">
            <text:p>0.258855024000551</text:p>
          </table:table-cell>
          <table:table-cell office:value-type="float" office:value="0.26236548355105" calcext:value-type="float">
            <text:p>0.26236548355105</text:p>
          </table:table-cell>
          <table:table-cell office:value-type="float" office:value="0.258296956333216" calcext:value-type="float">
            <text:p>0.2582969563332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243212006619865" calcext:value-type="float">
            <text:p>0.243212006619865</text:p>
          </table:table-cell>
          <table:table-cell office:value-type="float" office:value="0.283318975100702" calcext:value-type="float">
            <text:p>0.283318975100702</text:p>
          </table:table-cell>
          <table:table-cell office:value-type="float" office:value="0" calcext:value-type="float">
            <text:p>0</text:p>
          </table:table-cell>
          <table:table-cell office:value-type="float" office:value="0.283473967693546" calcext:value-type="float">
            <text:p>0.2834739676935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066651891829633" calcext:value-type="float">
            <text:p>0.066651891829633</text:p>
          </table:table-cell>
          <table:table-cell office:value-type="float" office:value="0.0436914158352832" calcext:value-type="float">
            <text:p>0.043691415835283</text:p>
          </table:table-cell>
          <table:table-cell office:value-type="float" office:value="0.0677014851649737" calcext:value-type="float">
            <text:p>0.067701485164974</text:p>
          </table:table-cell>
          <table:table-cell office:value-type="float" office:value="0.0551804190800558" calcext:value-type="float">
            <text:p>0.0551804190800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265844861609334" calcext:value-type="float">
            <text:p>0.265844861609334</text:p>
          </table:table-cell>
          <table:table-cell office:value-type="float" office:value="0.265421332720364" calcext:value-type="float">
            <text:p>0.265421332720364</text:p>
          </table:table-cell>
          <table:table-cell office:value-type="float" office:value="0.257657693657082" calcext:value-type="float">
            <text:p>0.257657693657082</text:p>
          </table:table-cell>
          <table:table-cell office:value-type="float" office:value="0.264319523122619" calcext:value-type="float">
            <text:p>0.264319523122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0576350481274951" calcext:value-type="float">
            <text:p>0.057635048127495</text:p>
          </table:table-cell>
          <table:table-cell office:value-type="float" office:value="0.0475647358944288" calcext:value-type="float">
            <text:p>0.047564735894429</text:p>
          </table:table-cell>
          <table:table-cell office:value-type="float" office:value="0.0572315409412803" calcext:value-type="float">
            <text:p>0.05723154094128</text:p>
          </table:table-cell>
          <table:table-cell office:value-type="float" office:value="0.0455637396149626" calcext:value-type="float">
            <text:p>0.0455637396149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0528198171724588" calcext:value-type="float">
            <text:p>0.052819817172459</text:p>
          </table:table-cell>
          <table:table-cell office:value-type="float" office:value="0.0681467604157371" calcext:value-type="float">
            <text:p>0.068146760415737</text:p>
          </table:table-cell>
          <table:table-cell office:value-type="float" office:value="0.0684664871905517" calcext:value-type="float">
            <text:p>0.068466487190552</text:p>
          </table:table-cell>
          <table:table-cell office:value-type="float" office:value="0.0716567047387097" calcext:value-type="float">
            <text:p>0.071656704738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0521182274451226" calcext:value-type="float">
            <text:p>0.052118227445123</text:p>
          </table:table-cell>
          <table:table-cell office:value-type="float" office:value="0.073178868839403" calcext:value-type="float">
            <text:p>0.073178868839403</text:p>
          </table:table-cell>
          <table:table-cell office:value-type="float" office:value="0" calcext:value-type="float">
            <text:p>0</text:p>
          </table:table-cell>
          <table:table-cell office:value-type="float" office:value="0.138233979807241" calcext:value-type="float">
            <text:p>0.1382339798072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0658666761877265" calcext:value-type="float">
            <text:p>0.065866676187727</text:p>
          </table:table-cell>
          <table:table-cell office:value-type="float" office:value="0.0655415677363541" calcext:value-type="float">
            <text:p>0.065541567736354</text:p>
          </table:table-cell>
          <table:table-cell office:value-type="float" office:value="0.0761581942902253" calcext:value-type="float">
            <text:p>0.076158194290225</text:p>
          </table:table-cell>
          <table:table-cell office:value-type="float" office:value="0.0765519395586958" calcext:value-type="float">
            <text:p>0.0765519395586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0758642499988495" calcext:value-type="float">
            <text:p>0.07586424999885</text:p>
          </table:table-cell>
          <table:table-cell office:value-type="float" office:value="0.0712928131670614" calcext:value-type="float">
            <text:p>0.071292813167061</text:p>
          </table:table-cell>
          <table:table-cell office:value-type="float" office:value="0.104985806422409" calcext:value-type="float">
            <text:p>0.104985806422409</text:p>
          </table:table-cell>
          <table:table-cell office:value-type="float" office:value="0.078596311131673" calcext:value-type="float">
            <text:p>0.0785963111316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264060901287962" calcext:value-type="float">
            <text:p>0.264060901287962</text:p>
          </table:table-cell>
          <table:table-cell office:value-type="float" office:value="0.36432388569302" calcext:value-type="float">
            <text:p>0.36432388569302</text:p>
          </table:table-cell>
          <table:table-cell office:value-type="float" office:value="0.299076205270368" calcext:value-type="float">
            <text:p>0.299076205270368</text:p>
          </table:table-cell>
          <table:table-cell office:value-type="float" office:value="0.346033316131831" calcext:value-type="float">
            <text:p>0.34603331613183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453490250627076" calcext:value-type="float">
            <text:p>0.453490250627076</text:p>
          </table:table-cell>
          <table:table-cell office:value-type="float" office:value="0.196606431219277" calcext:value-type="float">
            <text:p>0.196606431219277</text:p>
          </table:table-cell>
          <table:table-cell office:value-type="float" office:value="0.27942501776645" calcext:value-type="float">
            <text:p>0.27942501776645</text:p>
          </table:table-cell>
          <table:table-cell office:value-type="float" office:value="0.317813272568981" calcext:value-type="float">
            <text:p>0.31781327256898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33:.C54])" office:value-type="float" office:value="0.173374615091484" calcext:value-type="float">
            <text:p>0.173374615091484</text:p>
          </table:table-cell>
          <table:table-cell table:style-name="ce2" table:formula="of:=AVERAGE([.D33:.D54])" office:value-type="float" office:value="0.178082533621492" calcext:value-type="float">
            <text:p>0.178082533621492</text:p>
          </table:table-cell>
          <table:table-cell table:style-name="ce2" table:formula="of:=AVERAGE([.E33:.E54])" office:value-type="float" office:value="0.15671236163158" calcext:value-type="float">
            <text:p>0.15671236163158</text:p>
          </table:table-cell>
          <table:table-cell table:style-name="ce2" table:formula="of:=AVERAGE([.F33:.F54])" office:value-type="float" office:value="0.184201942883124" calcext:value-type="float">
            <text:p>0.184201942883124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indice de correlación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488789886611256" calcext:value-type="float">
            <text:p>0.488789886611256</text:p>
          </table:table-cell>
          <table:table-cell office:value-type="float" office:value="0.351741948018819" calcext:value-type="float">
            <text:p>0.351741948018819</text:p>
          </table:table-cell>
          <table:table-cell office:value-type="float" office:value="0.387675222008648" calcext:value-type="float">
            <text:p>0.387675222008648</text:p>
          </table:table-cell>
          <table:table-cell office:value-type="float" office:value="0.532112029394047" calcext:value-type="float">
            <text:p>0.53211202939404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559666021091646" calcext:value-type="float">
            <text:p>0.559666021091646</text:p>
          </table:table-cell>
          <table:table-cell office:value-type="float" office:value="0.671467771408694" calcext:value-type="float">
            <text:p>0.671467771408694</text:p>
          </table:table-cell>
          <table:table-cell office:value-type="float" office:value="0.661400933407027" calcext:value-type="float">
            <text:p>0.661400933407027</text:p>
          </table:table-cell>
          <table:table-cell office:value-type="float" office:value="0.69356105787664" calcext:value-type="float">
            <text:p>0.6935610578766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742647253076511" calcext:value-type="float">
            <text:p>0.742647253076511</text:p>
          </table:table-cell>
          <table:table-cell office:value-type="float" office:value="0.761388967158083" calcext:value-type="float">
            <text:p>0.761388967158083</text:p>
          </table:table-cell>
          <table:table-cell office:value-type="float" office:value="0.727815605772981" calcext:value-type="float">
            <text:p>0.727815605772981</text:p>
          </table:table-cell>
          <table:table-cell office:value-type="float" office:value="0.753425530991121" calcext:value-type="float">
            <text:p>0.7534255309911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725549180372256" calcext:value-type="float">
            <text:p>0.725549180372256</text:p>
          </table:table-cell>
          <table:table-cell office:value-type="float" office:value="0.713367335791881" calcext:value-type="float">
            <text:p>0.713367335791881</text:p>
          </table:table-cell>
          <table:table-cell office:value-type="float" office:value="0.763634097069215" calcext:value-type="float">
            <text:p>0.763634097069215</text:p>
          </table:table-cell>
          <table:table-cell office:value-type="float" office:value="0.696199262578236" calcext:value-type="float">
            <text:p>0.6961992625782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84872200540779" calcext:value-type="float">
            <text:p>0.984872200540779</text:p>
          </table:table-cell>
          <table:table-cell office:value-type="float" office:value="0.980176028610117" calcext:value-type="float">
            <text:p>0.980176028610117</text:p>
          </table:table-cell>
          <table:table-cell office:value-type="float" office:value="0" calcext:value-type="float">
            <text:p>0</text:p>
          </table:table-cell>
          <table:table-cell office:value-type="float" office:value="0.987799312500155" calcext:value-type="float">
            <text:p>0.9877993125001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744029108420158" calcext:value-type="float">
            <text:p>0.744029108420158</text:p>
          </table:table-cell>
          <table:table-cell office:value-type="float" office:value="0.70358060259272" calcext:value-type="float">
            <text:p>0.70358060259272</text:p>
          </table:table-cell>
          <table:table-cell office:value-type="float" office:value="0.744399610458918" calcext:value-type="float">
            <text:p>0.744399610458918</text:p>
          </table:table-cell>
          <table:table-cell office:value-type="float" office:value="0.683203336896941" calcext:value-type="float">
            <text:p>0.68320333689694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762435564813324" calcext:value-type="float">
            <text:p>0.762435564813324</text:p>
          </table:table-cell>
          <table:table-cell office:value-type="float" office:value="0.782055842035918" calcext:value-type="float">
            <text:p>0.782055842035918</text:p>
          </table:table-cell>
          <table:table-cell office:value-type="float" office:value="0.770606092189891" calcext:value-type="float">
            <text:p>0.770606092189891</text:p>
          </table:table-cell>
          <table:table-cell office:value-type="float" office:value="0.777566468831085" calcext:value-type="float">
            <text:p>0.77756646883108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710629613780117" calcext:value-type="float">
            <text:p>0.710629613780117</text:p>
          </table:table-cell>
          <table:table-cell office:value-type="float" office:value="0.690230539139087" calcext:value-type="float">
            <text:p>0.690230539139087</text:p>
          </table:table-cell>
          <table:table-cell office:value-type="float" office:value="0.726134770037673" calcext:value-type="float">
            <text:p>0.726134770037673</text:p>
          </table:table-cell>
          <table:table-cell office:value-type="float" office:value="0.682613631217301" calcext:value-type="float">
            <text:p>0.6826136312173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741658486579058" calcext:value-type="float">
            <text:p>0.741658486579058</text:p>
          </table:table-cell>
          <table:table-cell office:value-type="float" office:value="0.715401794603057" calcext:value-type="float">
            <text:p>0.715401794603057</text:p>
          </table:table-cell>
          <table:table-cell office:value-type="float" office:value="0.728178173218553" calcext:value-type="float">
            <text:p>0.728178173218553</text:p>
          </table:table-cell>
          <table:table-cell office:value-type="float" office:value="0.71797469034523" calcext:value-type="float">
            <text:p>0.71797469034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677213995581395" calcext:value-type="float">
            <text:p>0.677213995581395</text:p>
          </table:table-cell>
          <table:table-cell office:value-type="float" office:value="0.563144452432544" calcext:value-type="float">
            <text:p>0.563144452432544</text:p>
          </table:table-cell>
          <table:table-cell office:value-type="float" office:value="0" calcext:value-type="float">
            <text:p>0</text:p>
          </table:table-cell>
          <table:table-cell office:value-type="float" office:value="0.565049511346213" calcext:value-type="float">
            <text:p>0.5650495113462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81360006056956" calcext:value-type="float">
            <text:p>0.981360006056956</text:p>
          </table:table-cell>
          <table:table-cell office:value-type="float" office:value="0.992286136144586" calcext:value-type="float">
            <text:p>0.992286136144586</text:p>
          </table:table-cell>
          <table:table-cell office:value-type="float" office:value="0.984203027395106" calcext:value-type="float">
            <text:p>0.984203027395106</text:p>
          </table:table-cell>
          <table:table-cell office:value-type="float" office:value="0.991212647684081" calcext:value-type="float">
            <text:p>0.9912126476840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683129153847448" calcext:value-type="float">
            <text:p>0.683129153847448</text:p>
          </table:table-cell>
          <table:table-cell office:value-type="float" office:value="0.683308976064422" calcext:value-type="float">
            <text:p>0.683308976064422</text:p>
          </table:table-cell>
          <table:table-cell office:value-type="float" office:value="0.693250190744776" calcext:value-type="float">
            <text:p>0.693250190744776</text:p>
          </table:table-cell>
          <table:table-cell office:value-type="float" office:value="0.691440455190738" calcext:value-type="float">
            <text:p>0.69144045519073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8624606075632" calcext:value-type="float">
            <text:p>0.98624606075632</text:p>
          </table:table-cell>
          <table:table-cell office:value-type="float" office:value="0.991350642669359" calcext:value-type="float">
            <text:p>0.991350642669359</text:p>
          </table:table-cell>
          <table:table-cell office:value-type="float" office:value="0.986658581861273" calcext:value-type="float">
            <text:p>0.986658581861273</text:p>
          </table:table-cell>
          <table:table-cell office:value-type="float" office:value="0.991951093163882" calcext:value-type="float">
            <text:p>0.9919510931638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90087736547287" calcext:value-type="float">
            <text:p>0.990087736547287</text:p>
          </table:table-cell>
          <table:table-cell office:value-type="float" office:value="0.983725773505422" calcext:value-type="float">
            <text:p>0.983725773505422</text:p>
          </table:table-cell>
          <table:table-cell office:value-type="float" office:value="0.983772590118412" calcext:value-type="float">
            <text:p>0.983772590118412</text:p>
          </table:table-cell>
          <table:table-cell office:value-type="float" office:value="0.982362447398003" calcext:value-type="float">
            <text:p>0.98236244739800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87969902428017" calcext:value-type="float">
            <text:p>0.987969902428017</text:p>
          </table:table-cell>
          <table:table-cell office:value-type="float" office:value="0.979153558482756" calcext:value-type="float">
            <text:p>0.979153558482756</text:p>
          </table:table-cell>
          <table:table-cell office:value-type="float" office:value="0" calcext:value-type="float">
            <text:p>0</text:p>
          </table:table-cell>
          <table:table-cell office:value-type="float" office:value="0.971745186520558" calcext:value-type="float">
            <text:p>0.97174518652055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84563469433427" calcext:value-type="float">
            <text:p>0.984563469433427</text:p>
          </table:table-cell>
          <table:table-cell office:value-type="float" office:value="0.984067941940628" calcext:value-type="float">
            <text:p>0.984067941940628</text:p>
          </table:table-cell>
          <table:table-cell office:value-type="float" office:value="0.978965499477896" calcext:value-type="float">
            <text:p>0.978965499477896</text:p>
          </table:table-cell>
          <table:table-cell office:value-type="float" office:value="0.979454417564842" calcext:value-type="float">
            <text:p>0.9794544175648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77299185617306" calcext:value-type="float">
            <text:p>0.977299185617306</text:p>
          </table:table-cell>
          <table:table-cell office:value-type="float" office:value="0.986500543393886" calcext:value-type="float">
            <text:p>0.986500543393886</text:p>
          </table:table-cell>
          <table:table-cell office:value-type="float" office:value="0.967083817891267" calcext:value-type="float">
            <text:p>0.967083817891267</text:p>
          </table:table-cell>
          <table:table-cell office:value-type="float" office:value="0.983631298370996" calcext:value-type="float">
            <text:p>0.983631298370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725930877857596" calcext:value-type="float">
            <text:p>0.725930877857596</text:p>
          </table:table-cell>
          <table:table-cell office:value-type="float" office:value="0.645705612906296" calcext:value-type="float">
            <text:p>0.645705612906296</text:p>
          </table:table-cell>
          <table:table-cell office:value-type="float" office:value="0.719285000590461" calcext:value-type="float">
            <text:p>0.719285000590461</text:p>
          </table:table-cell>
          <table:table-cell office:value-type="float" office:value="0.66845783692924" calcext:value-type="float">
            <text:p>0.668457836929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846037779218096" calcext:value-type="float">
            <text:p>0.846037779218096</text:p>
          </table:table-cell>
          <table:table-cell office:value-type="float" office:value="0.944897020650339" calcext:value-type="float">
            <text:p>0.944897020650339</text:p>
          </table:table-cell>
          <table:table-cell office:value-type="float" office:value="0.729159769696313" calcext:value-type="float">
            <text:p>0.729159769696313</text:p>
          </table:table-cell>
          <table:table-cell office:value-type="float" office:value="0.800626497415055" calcext:value-type="float">
            <text:p>0.8006264974150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60:.C81])" office:value-type="float" office:value="0.695459794664953" calcext:value-type="float">
            <text:p>0.695459794664953</text:p>
          </table:table-cell>
          <table:table-cell table:style-name="ce2" table:formula="of:=AVERAGE([.D60:.D81])" office:value-type="float" office:value="0.687434158524937" calcext:value-type="float">
            <text:p>0.687434158524937</text:p>
          </table:table-cell>
          <table:table-cell table:style-name="ce2" table:formula="of:=AVERAGE([.E60:.E81])" office:value-type="float" office:value="0.570555590088109" calcext:value-type="float">
            <text:p>0.570555590088109</text:p>
          </table:table-cell>
          <table:table-cell table:style-name="ce2" table:formula="of:=AVERAGE([.F60:.F81])" office:value-type="float" office:value="0.688653941464289" calcext:value-type="float">
            <text:p>0.688653941464289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Index of agreement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Estación</text:p>
          </table:table-cell>
          <table:table-cell table:style-name="ce2" office:value-type="string" calcext:value-type="string">
            <text:p>CC</text:p>
          </table:table-cell>
          <table:table-cell table:style-name="ce2" office:value-type="string" calcext:value-type="string">
            <text:p>CP</text:p>
          </table:table-cell>
          <table:table-cell table:style-name="ce2" office:value-type="string" calcext:value-type="string">
            <text:p>LC</text:p>
          </table:table-cell>
          <table:table-cell table:style-name="ce2" office:value-type="string" calcext:value-type="string">
            <text:p>L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JM</text:p>
          </table:table-cell>
          <table:table-cell office:value-type="float" office:value="0.0483756501873051" calcext:value-type="float">
            <text:p>0.048375650187305</text:p>
          </table:table-cell>
          <table:table-cell office:value-type="float" office:value="-2.42033422377521" calcext:value-type="float">
            <text:p>-2.42033422377521</text:p>
          </table:table-cell>
          <table:table-cell office:value-type="float" office:value="-0.461305606339854" calcext:value-type="float">
            <text:p>-0.461305606339854</text:p>
          </table:table-cell>
          <table:table-cell office:value-type="float" office:value="0.188414083966686" calcext:value-type="float">
            <text:p>0.1884140839666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GH</text:p>
          </table:table-cell>
          <table:table-cell office:value-type="float" office:value="0.267892311696786" calcext:value-type="float">
            <text:p>0.267892311696786</text:p>
          </table:table-cell>
          <table:table-cell office:value-type="float" office:value="0.373781029845659" calcext:value-type="float">
            <text:p>0.373781029845659</text:p>
          </table:table-cell>
          <table:table-cell office:value-type="float" office:value="-0.985657730609272" calcext:value-type="float">
            <text:p>-0.985657730609272</text:p>
          </table:table-cell>
          <table:table-cell office:value-type="float" office:value="0.176239862996563" calcext:value-type="float">
            <text:p>0.1762398629965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CA</text:p>
          </table:table-cell>
          <table:table-cell office:value-type="float" office:value="0.547319556995991" calcext:value-type="float">
            <text:p>0.547319556995991</text:p>
          </table:table-cell>
          <table:table-cell office:value-type="float" office:value="0.568216483073176" calcext:value-type="float">
            <text:p>0.568216483073176</text:p>
          </table:table-cell>
          <table:table-cell office:value-type="float" office:value="0.461702337682576" calcext:value-type="float">
            <text:p>0.461702337682576</text:p>
          </table:table-cell>
          <table:table-cell office:value-type="float" office:value="0.556975813289173" calcext:value-type="float">
            <text:p>0.55697581328917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F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AX</text:p>
          </table:table-cell>
          <table:table-cell office:value-type="float" office:value="0.466780437586944" calcext:value-type="float">
            <text:p>0.466780437586944</text:p>
          </table:table-cell>
          <table:table-cell office:value-type="float" office:value="0.409356503750744" calcext:value-type="float">
            <text:p>0.409356503750744</text:p>
          </table:table-cell>
          <table:table-cell office:value-type="float" office:value="0.537475269632688" calcext:value-type="float">
            <text:p>0.537475269632688</text:p>
          </table:table-cell>
          <table:table-cell office:value-type="float" office:value="0.465378445450739" calcext:value-type="float">
            <text:p>0.4653784454507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A</text:p>
          </table:table-cell>
          <table:table-cell office:value-type="float" office:value="0.967218473280624" calcext:value-type="float">
            <text:p>0.967218473280624</text:p>
          </table:table-cell>
          <table:table-cell office:value-type="float" office:value="0.960168072183708" calcext:value-type="float">
            <text:p>0.960168072183708</text:p>
          </table:table-cell>
          <table:table-cell office:value-type="float" office:value="0.920918870643783" calcext:value-type="float">
            <text:p>0.920918870643783</text:p>
          </table:table-cell>
          <table:table-cell office:value-type="float" office:value="0.965068117419482" calcext:value-type="float">
            <text:p>0.9650681174194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float" office:value="0.519005560610785" calcext:value-type="float">
            <text:p>0.519005560610785</text:p>
          </table:table-cell>
          <table:table-cell office:value-type="float" office:value="0.442755553006933" calcext:value-type="float">
            <text:p>0.442755553006933</text:p>
          </table:table-cell>
          <table:table-cell office:value-type="float" office:value="0.52865421088117" calcext:value-type="float">
            <text:p>0.52865421088117</text:p>
          </table:table-cell>
          <table:table-cell office:value-type="float" office:value="0.444204811273842" calcext:value-type="float">
            <text:p>0.4442048112738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M</text:p>
          </table:table-cell>
          <table:table-cell office:value-type="float" office:value="0.572148510603812" calcext:value-type="float">
            <text:p>0.572148510603812</text:p>
          </table:table-cell>
          <table:table-cell office:value-type="float" office:value="0.606528599218342" calcext:value-type="float">
            <text:p>0.606528599218342</text:p>
          </table:table-cell>
          <table:table-cell office:value-type="float" office:value="0.604661059378004" calcext:value-type="float">
            <text:p>0.604661059378004</text:p>
          </table:table-cell>
          <table:table-cell office:value-type="float" office:value="0.599645849695859" calcext:value-type="float">
            <text:p>0.5996458496958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J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ZT</text:p>
          </table:table-cell>
          <table:table-cell office:value-type="float" office:value="0.446829400249747" calcext:value-type="float">
            <text:p>0.446829400249747</text:p>
          </table:table-cell>
          <table:table-cell office:value-type="float" office:value="0.400816407738152" calcext:value-type="float">
            <text:p>0.400816407738152</text:p>
          </table:table-cell>
          <table:table-cell office:value-type="float" office:value="0.455129508581923" calcext:value-type="float">
            <text:p>0.455129508581923</text:p>
          </table:table-cell>
          <table:table-cell office:value-type="float" office:value="0.413314873586359" calcext:value-type="float">
            <text:p>0.4133148735863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G</text:p>
          </table:table-cell>
          <table:table-cell office:value-type="float" office:value="0.530543292853938" calcext:value-type="float">
            <text:p>0.530543292853938</text:p>
          </table:table-cell>
          <table:table-cell office:value-type="float" office:value="0.481742987300088" calcext:value-type="float">
            <text:p>0.481742987300088</text:p>
          </table:table-cell>
          <table:table-cell office:value-type="float" office:value="0.457831716243278" calcext:value-type="float">
            <text:p>0.457831716243278</text:p>
          </table:table-cell>
          <table:table-cell office:value-type="float" office:value="0.506529472388965" calcext:value-type="float">
            <text:p>0.50652947238896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H</text:p>
          </table:table-cell>
          <table:table-cell office:value-type="float" office:value="0.409638411466722" calcext:value-type="float">
            <text:p>0.409638411466722</text:p>
          </table:table-cell>
          <table:table-cell office:value-type="float" office:value="0.240919175110283" calcext:value-type="float">
            <text:p>0.240919175110283</text:p>
          </table:table-cell>
          <table:table-cell office:value-type="float" office:value="0.256012710744541" calcext:value-type="float">
            <text:p>0.256012710744541</text:p>
          </table:table-cell>
          <table:table-cell office:value-type="float" office:value="0.233107058069428" calcext:value-type="float">
            <text:p>0.2331070580694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TI</text:p>
          </table:table-cell>
          <table:table-cell office:value-type="float" office:value="0.960905862040348" calcext:value-type="float">
            <text:p>0.960905862040348</text:p>
          </table:table-cell>
          <table:table-cell office:value-type="float" office:value="0.983579627010004" calcext:value-type="float">
            <text:p>0.983579627010004</text:p>
          </table:table-cell>
          <table:table-cell office:value-type="float" office:value="0.959227839811634" calcext:value-type="float">
            <text:p>0.959227839811634</text:p>
          </table:table-cell>
          <table:table-cell office:value-type="float" office:value="0.972922863316262" calcext:value-type="float">
            <text:p>0.97292286331626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C</text:p>
          </table:table-cell>
          <table:table-cell office:value-type="float" office:value="0.457837586470048" calcext:value-type="float">
            <text:p>0.457837586470048</text:p>
          </table:table-cell>
          <table:table-cell office:value-type="float" office:value="0.467089938972899" calcext:value-type="float">
            <text:p>0.467089938972899</text:p>
          </table:table-cell>
          <table:table-cell office:value-type="float" office:value="0.453993734070086" calcext:value-type="float">
            <text:p>0.453993734070086</text:p>
          </table:table-cell>
          <table:table-cell office:value-type="float" office:value="0.477760019256701" calcext:value-type="float">
            <text:p>0.4777600192567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IZ</text:p>
          </table:table-cell>
          <table:table-cell office:value-type="float" office:value="0.973049969609618" calcext:value-type="float">
            <text:p>0.973049969609618</text:p>
          </table:table-cell>
          <table:table-cell office:value-type="float" office:value="0.981809477466879" calcext:value-type="float">
            <text:p>0.981809477466879</text:p>
          </table:table-cell>
          <table:table-cell office:value-type="float" office:value="0.973891577842365" calcext:value-type="float">
            <text:p>0.973891577842365</text:p>
          </table:table-cell>
          <table:table-cell office:value-type="float" office:value="0.983659468959856" calcext:value-type="float">
            <text:p>0.9836594689598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R</text:p>
          </table:table-cell>
          <table:table-cell office:value-type="float" office:value="0.98082360336152" calcext:value-type="float">
            <text:p>0.98082360336152</text:p>
          </table:table-cell>
          <table:table-cell office:value-type="float" office:value="0.9684133800842" calcext:value-type="float">
            <text:p>0.9684133800842</text:p>
          </table:table-cell>
          <table:table-cell office:value-type="float" office:value="0.969340885061168" calcext:value-type="float">
            <text:p>0.969340885061168</text:p>
          </table:table-cell>
          <table:table-cell office:value-type="float" office:value="0.965184716282648" calcext:value-type="float">
            <text:p>0.9651847162826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D</text:p>
          </table:table-cell>
          <table:table-cell office:value-type="float" office:value="0.975352771956206" calcext:value-type="float">
            <text:p>0.975352771956206</text:p>
          </table:table-cell>
          <table:table-cell office:value-type="float" office:value="0.953333030217928" calcext:value-type="float">
            <text:p>0.953333030217928</text:p>
          </table:table-cell>
          <table:table-cell office:value-type="float" office:value="0.963455905299753" calcext:value-type="float">
            <text:p>0.963455905299753</text:p>
          </table:table-cell>
          <table:table-cell office:value-type="float" office:value="0.856929664672996" calcext:value-type="float">
            <text:p>0.8569296646729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LA</text:p>
          </table:table-cell>
          <table:table-cell office:value-type="float" office:value="0.968656208458198" calcext:value-type="float">
            <text:p>0.968656208458198</text:p>
          </table:table-cell>
          <table:table-cell office:value-type="float" office:value="0.969093427100379" calcext:value-type="float">
            <text:p>0.969093427100379</text:p>
          </table:table-cell>
          <table:table-cell office:value-type="float" office:value="0.956138098425767" calcext:value-type="float">
            <text:p>0.956138098425767</text:p>
          </table:table-cell>
          <table:table-cell office:value-type="float" office:value="0.95884475748149" calcext:value-type="float">
            <text:p>0.9588447574814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AL</text:p>
          </table:table-cell>
          <table:table-cell office:value-type="float" office:value="0.952857798588902" calcext:value-type="float">
            <text:p>0.952857798588902</text:p>
          </table:table-cell>
          <table:table-cell office:value-type="float" office:value="0.957473338023837" calcext:value-type="float">
            <text:p>0.957473338023837</text:p>
          </table:table-cell>
          <table:table-cell office:value-type="float" office:value="0.904632166652599" calcext:value-type="float">
            <text:p>0.904632166652599</text:p>
          </table:table-cell>
          <table:table-cell office:value-type="float" office:value="0.947748563456387" calcext:value-type="float">
            <text:p>0.947748563456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HO</text:p>
          </table:table-cell>
          <table:table-cell office:value-type="float" office:value="0.468396550342703" calcext:value-type="float">
            <text:p>0.468396550342703</text:p>
          </table:table-cell>
          <table:table-cell office:value-type="float" office:value="0.20817725635274" calcext:value-type="float">
            <text:p>0.20817725635274</text:p>
          </table:table-cell>
          <table:table-cell office:value-type="float" office:value="0.37584559983413" calcext:value-type="float">
            <text:p>0.37584559983413</text:p>
          </table:table-cell>
          <table:table-cell office:value-type="float" office:value="0.263761505208597" calcext:value-type="float">
            <text:p>0.2637615052085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JU</text:p>
          </table:table-cell>
          <table:table-cell office:value-type="float" office:value="0.16325227418114" calcext:value-type="float">
            <text:p>0.16325227418114</text:p>
          </table:table-cell>
          <table:table-cell office:value-type="float" office:value="0.609659713785104" calcext:value-type="float">
            <text:p>0.609659713785104</text:p>
          </table:table-cell>
          <table:table-cell office:value-type="float" office:value="0.235774073743751" calcext:value-type="float">
            <text:p>0.235774073743751</text:p>
          </table:table-cell>
          <table:table-cell office:value-type="float" office:value="0.488077756839577" calcext:value-type="float">
            <text:p>0.48807775683957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Promedio</text:p>
          </table:table-cell>
          <table:table-cell table:style-name="ce2" table:formula="of:=AVERAGE([.C90:.C111])" office:value-type="float" office:value="0.530767465024606" calcext:value-type="float">
            <text:p>0.530767465024606</text:p>
          </table:table-cell>
          <table:table-cell table:style-name="ce2" table:formula="of:=AVERAGE([.D90:.D111])" office:value-type="float" office:value="0.416480898930266" calcext:value-type="float">
            <text:p>0.416480898930266</text:p>
          </table:table-cell>
          <table:table-cell table:style-name="ce2" table:formula="of:=AVERAGE([.E90:.E111])" office:value-type="float" office:value="0.434896464890004" calcext:value-type="float">
            <text:p>0.434896464890004</text:p>
          </table:table-cell>
          <table:table-cell table:style-name="ce2" table:formula="of:=AVERAGE([.F90:.F111])" office:value-type="float" office:value="0.521080350164164" calcext:value-type="float">
            <text:p>0.52108035016416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1:14:57.811871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34:11.279717999</meta:creation-date>
    <dc:date>2017-09-12T12:11:34.308879568</dc:date>
    <meta:editing-duration>PT1H5M11S</meta:editing-duration>
    <meta:editing-cycles>7</meta:editing-cycles>
    <meta:generator>LibreOffice/5.3.6.1$Linux_X86_64 LibreOffice_project/30$Build-1</meta:generator>
    <meta:document-statistic meta:table-count="1" meta:cell-count="485" meta:object-count="0"/>
  </office:meta>
</office:document-meta>
</file>